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fc5c" officeooo:paragraph-rsid="0014fc5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fc5c" officeooo:paragraph-rsid="0014fc5c" style:font-size-asian="16pt" style:font-weight-asian="bold" style:font-size-complex="16pt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4fc5c" officeooo:paragraph-rsid="0014fc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acia PCAN</text:p>
      <text:p text:style-name="P1">1)Stiahnut PCAN v8.4.0 (tar.gz)</text:p>
      <text:p text:style-name="P1"><text:tab/><text:a xlink:type="simple" xlink:href="http://www.peak-system.com/fileadmin/media/linux/index.htm#download" text:style-name="Internet_20_link" text:visited-style-name="Visited_20_Internet_20_Link">http://www.peak-system.com/fileadmin/media/linux/index.htm#download</text:a></text:p>
      <text:p text:style-name="P1">2)Ulozit do /home</text:p>
      <text:p text:style-name="P1">3)Otvorit terminal (ctrl+alt+t) a prejst do home (cd /home)</text:p>
      <text:p text:style-name="P1">4)Rozbalit PCAN v8.4.0</text:p>
      <text:p text:style-name="P1"><text:tab/>tar -xzf peak-linux-driver-7.4.tar.gz</text:p>
      <text:p text:style-name="P1"><text:tab/>alebo</text:p>
      <text:p text:style-name="P1"><text:tab/>rucne "Exctract here"</text:p>
      <text:p text:style-name="P1">5)Nainstalovat podporne kniznice:</text:p>
      <text:p text:style-name="P1"><text:tab/>sudo apt-get install libpopt-dev</text:p>
      <text:p text:style-name="P1"><text:tab/>sudo apt-get install g++</text:p>
      <text:p text:style-name="P1">6)Postupovat podla nasledujucich prikazov:</text:p>
      <text:p text:style-name="P1"><text:tab/>cd peak-linux-driver-8.4.0/</text:p>
      <text:p text:style-name="P1"><text:tab/>sudo make clean</text:p>
      <text:p text:style-name="P1"><text:tab/>make NET=NETDEV_SUPPORT</text:p>
      <text:p text:style-name="P1"><text:tab/>sudo make install</text:p>
      <text:p text:style-name="P1">7)Ak to nevyhodi ziadny <text:span text:style-name="T2">cerveny</text:span> <text:span text:style-name="T2">error</text:span> tak instalacia prebehla uspesne!</text:p>
      <text:p text:style-name="P1"/>
      <text:p text:style-name="P1"/>
      <text:p text:style-name="P2">Spustenie PCAN</text:p>
      <text:p text:style-name="P1">1)Pripojit PEAK do USB portu</text:p>
      <text:p text:style-name="P1">2)Prejst do priecinku catkin_ws </text:p>
      <text:p text:style-name="P1"><text:tab/>cd /home/viktordluhos/catkin_ws/src/ <text:s text:c="3"/>[viktordluhos = User]</text:p>
      <text:p text:style-name="P1">3)Spustit skript</text:p>
      <text:p text:style-name="P1"><text:tab/>sudo ./usb_to_can0</text:p>
      <text:p text:style-name="P3">4)Ak to zbehne bez errorov a vystup bude nasledujuci, tak vsetko prebehlo v poriadku.</text:p>
      <text:p text:style-name="P1"/>
      <text:p text:style-name="P1">Premapovanie USB na CAN0</text:p>
      <text:p text:style-name="P1"/>
      <text:p text:style-name="P1">*------------- PEAK-System CAN interfaces (www.peak-system.com) -------------</text:p>
      <text:p text:style-name="P1">*------------- Release_20170613_n (8.4.0) Mar 19 2018 12:27:54 --------------</text:p>
      <text:p text:style-name="P1">*---------- [mod] [isa] [pci] [pec] [dng] [par] [usb] [pcc] [net] -----------</text:p>
      <text:p text:style-name="P1">*--------------------- 1 interfaces @ major 240 found -----------------------</text:p>
      <text:p text:style-name="P1">*n -type- -ndev- --base-- irq --btr- --read-- --write- --irqs-- -errors- status</text:p>
      <text:p text:style-name="P1">32 <text:s text:c="3"/>usb <text:s text:c="2"/>can0 ffffffff 000 0x011c 00000000 00000000 000003f5 00000000 0x0000</text:p>
      <text:p text:style-name="P1">4: can0: &lt;NOARP,UP,LOWER_UP&gt; mtu 16 qdisc pfifo_fast state UNKNOWN mode DEFAULT group default qlen 10</text:p>
      <text:p text:style-name="P1"><text:s text:c="4"/>link/can <text:s/>promiscuity 0 </text:p>
      <text:p text:style-name="P1"><text:s text:c="4"/>can state STOPPED restart-ms 0 </text:p>
      <text:p text:style-name="P1"><text:tab/> <text:s/>bitrate 250000 sample-point 0.875 </text:p>
      <text:p text:style-name="P1"><text:tab/> <text:s/>tq 250 prop-seg 6 phase-seg1 7 phase-seg2 2 sjw 1</text:p>
      <text:p text:style-name="P1"><text:tab/> <text:s/>pcan: tseg1 1..16 tseg2 1..8 sjw 1..4 brp 1..64 brp-inc 1</text:p>
      <text:p text:style-name="P1"><text:tab/> <text:s/>clock 8000000</text:p>
      <text:p text:style-name="P3"/>
      <text:p text:style-name="P1"/>
      <text:p text:style-name="P1">5)Potrebne funkcie najdes v skripte usb_to_can0, ktory je ulozeny v catkin_ws/src</text:p>
      <text:p text:style-name="P1">6)Vychadzal som zo zdroja: http://www.peak-system.com/forum/viewtopic.php?f=59&amp;t=256 (Hned prv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2:54:59.333496993</meta:creation-date>
    <dc:date>2018-03-19T12:58:20.980878400</dc:date>
    <meta:editing-duration>PT3M22S</meta:editing-duration>
    <meta:editing-cycles>1</meta:editing-cycles>
    <meta:document-statistic meta:table-count="0" meta:image-count="0" meta:object-count="0" meta:page-count="1" meta:paragraph-count="41" meta:word-count="230" meta:character-count="1819" meta:non-whitespace-character-count="1590"/>
    <meta:generator>LibreOffice/5.1.6.2$Linux_X86_64 LibreOffice_project/10m0$Build-2</meta:generator>
  </office:meta>
</office:document-meta>
</file>